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48000000C05F7DC56F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gg sans" svg:font-family="'gg sans', 'Noto Sans', 'Helvetica Neue', Helvetica, Arial, sans-serif"/>
    <style:font-face style:name="inherit" svg:font-family="inherit"/>
  </office:font-face-decls>
  <office:automatic-styles>
    <style:style style:name="P1" style:family="paragraph" style:parent-style-name="Text_20_body">
      <style:text-properties style:font-name="Liberation Sans" fo:font-weight="bold"/>
    </style:style>
    <style:style style:name="P2" style:family="paragraph" style:parent-style-name="Text_20_body" style:master-page-name="">
      <style:paragraph-properties style:page-number="auto"/>
      <style:text-properties fo:color="#333333" loext:opacity="100%" style:font-name="Liberation Sans" fo:font-size="10pt"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Text_20_body">
      <style:text-properties style:font-name="Liberation Sans"/>
    </style:style>
    <style:style style:name="P4" style:family="paragraph" style:parent-style-name="Text_20_body">
      <style:text-properties style:font-name="Liberation Sans" fo:font-weight="bold" officeooo:rsid="0006800d" officeooo:paragraph-rsid="0006800d"/>
    </style:style>
    <style:style style:name="P5" style:family="paragraph" style:parent-style-name="Text_20_body" style:master-page-name="">
      <style:paragraph-properties style:page-number="auto"/>
      <style:text-properties fo:color="#333333" loext:opacity="100%" style:font-name="Liberation Sans" fo:font-size="10pt" fo:font-style="italic" fo:font-weight="bold" officeooo:paragraph-rsid="0006800d" style:font-style-asian="italic" style:font-weight-asian="bold" style:font-style-complex="italic" style:font-weight-complex="bold"/>
    </style:style>
    <style:style style:name="P6" style:family="paragraph" style:parent-style-name="Text_20_body">
      <style:text-properties style:font-name="Liberation Sans" officeooo:paragraph-rsid="0006800d"/>
    </style:style>
    <style:style style:name="P7" style:family="paragraph" style:parent-style-name="Text_20_body">
      <style:text-properties style:font-name="Liberation Sans" officeooo:paragraph-rsid="0007f88c"/>
    </style:style>
    <style:style style:name="P8" style:family="paragraph" style:parent-style-name="Text_20_body">
      <style:text-properties style:font-name="Liberation Sans" fo:font-size="12pt" officeooo:rsid="0006800d" officeooo:paragraph-rsid="0007f88c" loext:padding="0in" loext:border="none"/>
    </style:style>
    <style:style style:name="T1" style:family="text">
      <style:text-properties fo:font-size="12pt" loext:padding="0in" loext:border="none"/>
    </style:style>
    <style:style style:name="T2" style:family="text">
      <style:text-properties fo:font-variant="normal" fo:text-transform="none" fo:font-size="12pt" fo:letter-spacing="normal" fo:font-style="normal" fo:font-weight="normal"/>
    </style:style>
    <style:style style:name="T3" style:family="text">
      <style:text-properties officeooo:rsid="0006800d"/>
    </style:style>
    <style:style style:name="T4" style:family="text">
      <style:text-properties fo:font-variant="normal" fo:text-transform="none" fo:font-size="12pt" fo:letter-spacing="normal" fo:font-style="normal" fo:font-weight="normal" officeooo:rsid="0006800d" loext:padding="0in" loext:border="none"/>
    </style:style>
    <style:style style:name="T5" style:family="text">
      <style:text-properties fo:font-size="12pt" officeooo:rsid="0006800d" loext:padding="0in" loext:border="none"/>
    </style:style>
    <style:style style:name="T6" style:family="text">
      <style:text-properties fo:font-variant="normal" fo:text-transform="none" fo:font-size="12pt" fo:letter-spacing="normal" fo:font-style="normal" fo:font-weight="normal" officeooo:rsid="0006800d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size="12pt" officeooo:rsid="0007f88c" loext:padding="0in" loext:border="none"/>
    </style:style>
    <style:style style:name="T9" style:family="text">
      <style:text-properties fo:font-size="12pt" officeooo:rsid="00082834" loext:padding="0in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day</text:p>
      <text:p text:style-name="P2">Topics</text:p>
      <text:p text:style-name="P3">● <text:span text:style-name="T1">Create an app to add, delete update goals using the RESTFul api</text:span></text:p>
      <text:p text:style-name="P3">● <text:span text:style-name="T2">Implement and explore component vs pure component</text:span></text:p>
      <text:p text:style-name="P3"><text:span text:style-name="T2"/></text:p>
      <text:p text:style-name="P4">Tuesday</text:p>
      <text:p text:style-name="P5">Topics</text:p>
      <text:p text:style-name="P6">● <text:span text:style-name="T3">F</text:span><text:span text:style-name="T4">irebase</text:span></text:p>
      <text:p text:style-name="P6"><text:span text:style-name="T2"/></text:p>
      <text:p text:style-name="P4">Wednesday</text:p>
      <text:p text:style-name="P5">Topics</text:p>
      <text:p text:style-name="P6">● <text:span text:style-name="T5">SOLID priciples</text:span></text:p>
      <text:p text:style-name="P6"><text:span text:style-name="T2">● </text:span><text:span text:style-name="T6">Error boundaries</text:span></text:p>
      <text:p text:style-name="P6"><text:span text:style-name="T2"/></text:p>
      <text:p text:style-name="P4">Thursday</text:p>
      <text:p text:style-name="P5">Topics</text:p>
      <text:p text:style-name="P7"><text:span text:style-name="T4">● </text:span><text:span text:style-name="T5">Create custom hook </text:span></text:p>
      <text:p text:style-name="P8"><text:span text:style-name="T7">● </text:span>Create custom comonents </text:p>
      <text:p text:style-name="P8"><text:span text:style-name="T7">● </text:span>Pass data from parent to child and child to parent </text:p>
      <text:p text:style-name="P8"><text:span text:style-name="T7">● </text:span><text:span text:style-name="T2">Also implement context api</text:span></text:p>
      <text:p text:style-name="P3"/>
      <text:p text:style-name="P4">Friday</text:p>
      <text:p text:style-name="P5">Topics</text:p>
      <text:p text:style-name="P6">● <text:span text:style-name="T8">Delete &amp; Update functionality for todo ap</text:span><text:span text:style-name="T9">p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gg sans" svg:font-family="'gg sans', 'Noto Sans', 'Helvetica Neue', Helvetica, Arial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82834" officeooo:paragraph-rsid="00082834"/>
    </style:style>
    <style:style style:name="MT1" style:family="text">
      <style:text-properties style:font-name="Liberation Sans"/>
    </style:style>
    <style:style style:name="MT2" style:family="text">
      <style:text-properties style:font-name="Liberation Sans" fo:font-size="10pt" fo:font-style="italic" fo:font-weight="bold" style:font-style-asian="italic" style:font-style-complex="italic"/>
    </style:style>
    <style:style style:name="MT3" style:family="text">
      <style:text-properties style:font-name="Liberation Sans" fo:font-size="10pt" fo:font-style="italic" fo:font-weight="bold" officeooo:rsid="0006800d" style:font-style-asian="italic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ernard Major</text:span><draw:frame draw:style-name="Mfr1" draw:name="Image1" text:anchor-type="char" svg:x="6.0228in" svg:y="0.0256in" svg:width="0.8618in" svg:height="0.2839in" draw:z-index="0"><draw:image xlink:href="Pictures/1000000100000248000000C05F7DC56F.png" xlink:type="simple" xlink:show="embed" xlink:actuate="onLoad" draw:mime-type="image/png"/></draw:frame><text:line-break/><text:span text:style-name="MT2">Week #</text:span><text:span text:style-name="MT3">5</text:span><text:span text:style-name="MT2"> React Native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1T10:27:00.466030172</meta:creation-date>
    <dc:date>2025-07-11T10:52:29.132081034</dc:date>
    <meta:editing-duration>PT11M32S</meta:editing-duration>
    <meta:editing-cycles>2</meta:editing-cycles>
    <meta:generator>LibreOffice/24.8.7.2$MacOSX_AARCH64 LibreOffice_project/e07d0a63a46349d29051da79b1fde8160bab2a89</meta:generator>
    <meta:document-statistic meta:table-count="0" meta:image-count="1" meta:object-count="0" meta:page-count="1" meta:paragraph-count="21" meta:word-count="77" meta:character-count="433" meta:non-whitespace-character-count="374"/>
  </office:meta>
</office:document-meta>
</file>